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5104in" table:align="left" style:writing-mode="lr-tb"/>
    </style:style>
    <style:style style:name="Tabela1.A" style:family="table-column">
      <style:table-column-properties style:column-width="1in"/>
    </style:style>
    <style:style style:name="Tabela1.B" style:family="table-column">
      <style:table-column-properties style:column-width="1.0833in"/>
    </style:style>
    <style:style style:name="Tabela1.C" style:family="table-column">
      <style:table-column-properties style:column-width="2.4021in"/>
    </style:style>
    <style:style style:name="Tabela1.D" style:family="table-column">
      <style:table-column-properties style:column-width="2.02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6.0833in" fo:margin-left="0.25in" table:align="left" style:writing-mode="lr-tb"/>
    </style:style>
    <style:style style:name="Tabela2.A" style:family="table-column">
      <style:table-column-properties style:column-width="3in"/>
    </style:style>
    <style:style style:name="Tabela2.B" style:family="table-column">
      <style:table-column-properties style:column-width="3.0833in"/>
    </style:style>
    <style:style style:name="Tabela2.1" style:family="table-row">
      <style:table-row-properties style:min-row-height="0.9042in" style:keep-together="true" fo:keep-together="auto"/>
    </style:style>
    <style:style style:name="Tabela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2.2" style:family="table-row">
      <style:table-row-properties style:min-row-height="0.4715in" style:keep-together="true" fo:keep-together="auto"/>
    </style:style>
    <style:style style:name="Tabela3" style:family="table">
      <style:table-properties style:width="6.0986in" fo:margin-left="0.25in" table:align="left" style:writing-mode="lr-tb"/>
    </style:style>
    <style:style style:name="Tabela3.A" style:family="table-column">
      <style:table-column-properties style:column-width="3in"/>
    </style:style>
    <style:style style:name="Tabela3.B" style:family="table-column">
      <style:table-column-properties style:column-width="3.0986in"/>
    </style:style>
    <style:style style:name="Tabela3.1" style:family="table-row">
      <style:table-row-properties style:min-row-height="0.9042in" style:keep-together="true" fo:keep-together="auto"/>
    </style:style>
    <style:style style:name="Tabela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3.2" style:family="table-row">
      <style:table-row-properties style:min-row-height="0.4715in" style:keep-together="true" fo:keep-together="auto"/>
    </style:style>
    <style:style style:name="P1" style:family="paragraph" style:parent-style-name="Heading_20_1" style:list-style-name="WW8Num25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Heading_20_1" style:list-style-name="WW8Num25">
      <style:paragraph-properties fo:margin-left="0.5in" fo:margin-right="0in" fo:margin-top="0in" fo:margin-bottom="0.0417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Heading_20_1" style:list-style-name="WW8Num25">
      <style:paragraph-properties fo:margin-left="0.5in" fo:margin-right="0in" fo:margin-top="0in" fo:margin-bottom="0.0417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7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Title">
      <style:paragraph-properties fo:text-align="end" style:justify-single-word="false"/>
      <style:text-properties fo:language="pt" fo:country="BR"/>
    </style:style>
    <style:style style:name="P1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1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2" style:family="paragraph" style:parent-style-name="Title">
      <style:paragraph-properties fo:text-align="start" style:justify-single-word="false"/>
    </style:style>
    <style:style style:name="P13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14" style:family="paragraph" style:parent-style-name="Title">
      <style:paragraph-properties fo:margin-top="0.0835in" fo:margin-bottom="0in" fo:text-align="end" style:justify-single-word="false"/>
    </style:style>
    <style:style style:name="P15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18" style:family="paragraph" style:parent-style-name="Title">
      <style:paragraph-properties fo:break-before="page"/>
      <style:text-properties fo:language="pt" fo:country="BR"/>
    </style:style>
    <style:style style:name="P19" style:family="paragraph" style:parent-style-name="Title">
      <style:paragraph-properties fo:margin-left="0.248in" fo:margin-right="0in" fo:line-height="150%" fo:text-align="justify" style:justify-single-word="false" fo:text-indent="0.248in" style:auto-text-indent="false"/>
    </style:style>
    <style:style style:name="P2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21" style:family="paragraph" style:parent-style-name="Standard">
      <style:text-properties style:language-asian="en" style:country-asian="US"/>
    </style:style>
    <style:style style:name="P22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3" style:family="paragraph" style:parent-style-name="Standard"/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26" style:family="paragraph" style:parent-style-name="Standard">
      <style:text-properties fo:language="en" fo:country="US" style:language-asian="en" style:country-asian="US"/>
    </style:style>
    <style:style style:name="P27" style:family="paragraph" style:parent-style-name="Standard">
      <style:text-properties fo:language="none" fo:country="none" style:language-asian="en" style:country-asian="US"/>
    </style:style>
    <style:style style:name="P28" style:family="paragraph" style:parent-style-name="Standard">
      <style:paragraph-properties>
        <style:tab-stops>
          <style:tab-stop style:position="0.666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31" style:family="paragraph" style:parent-style-name="Standard">
      <style:paragraph-properties fo:margin-left="0.25in" fo:margin-right="0in" fo:text-indent="0in" style:auto-text-indent="false"/>
    </style:style>
    <style:style style:name="P32" style:family="paragraph" style:parent-style-name="Standard">
      <style:paragraph-properties fo:margin-left="0.3335in" fo:margin-right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Heading_20_6">
      <style:paragraph-properties fo:margin-left="0.6665in" fo:margin-right="0in" fo:margin-top="0in" fo:margin-bottom="0in" fo:text-indent="0in" style:auto-text-indent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Contents_20_3">
      <style:paragraph-properties>
        <style:tab-stops>
          <style:tab-stop style:position="0.5835in"/>
          <style:tab-stop style:position="6.3335in" style:type="right" style:leader-style="dotted" style:leader-text="."/>
          <style:tab-stop style:position="6.6925in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0.3335in"/>
          <style:tab-stop style:position="6.3264in" style:type="right" style:leader-style="dotted" style:leader-text="."/>
          <style:tab-stop style:position="6.6925in" style:type="right" style:leader-style="dotted" style:leader-text="."/>
        </style:tab-stops>
      </style:paragraph-properties>
    </style:style>
    <style:style style:name="P37" style:family="paragraph" style:parent-style-name="Heading_20_3" style:list-style-name="WW8Num25">
      <style:paragraph-properties fo:margin-left="0.5in" fo:margin-right="0in" fo:text-indent="-0.25in" style:auto-text-indent="fals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38" style:family="paragraph" style:parent-style-name="Heading_20_3" style:list-style-name="WW8Num25">
      <style:paragraph-properties fo:margin-left="0.4957in" fo:margin-right="0in" fo:margin-top="0in" fo:margin-bottom="0.0417in" fo:text-indent="-0.248in" style:auto-text-indent="fals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39" style:family="paragraph" style:parent-style-name="Heading_20_3" style:list-style-name="WW8Num25">
      <style:paragraph-properties fo:margin-left="0.4957in" fo:margin-right="0in" fo:margin-top="0in" fo:margin-bottom="0.0417in" fo:text-indent="-0.248in" style:auto-text-indent="false" fo:break-before="pag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4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1" style:family="paragraph" style:parent-style-name="RUP_20_Tabela">
      <style:paragraph-properties fo:text-align="center" style:justify-single-word="false"/>
      <style:text-properties fo:language="pt" fo:country="BR"/>
    </style:style>
    <style:style style:name="P4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4" style:family="paragraph" style:parent-style-name="RUP_20_Tabela">
      <style:paragraph-properties style:snap-to-layout-grid="false"/>
      <style:text-properties fo:language="pt" fo:country="BR"/>
    </style:style>
    <style:style style:name="P45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46" style:family="paragraph" style:parent-style-name="RUP_20_Tabela">
      <style:paragraph-properties fo:margin-left="-0.0752in" fo:margin-right="0in" fo:text-align="center" style:justify-single-word="false" fo:text-indent="0in" style:auto-text-indent="false" style:snap-to-layout-grid="false"/>
      <style:text-properties fo:language="pt" fo:country="BR" fo:font-weight="bold" style:font-weight-asian="bold"/>
    </style:style>
    <style:style style:name="P47" style:family="paragraph" style:parent-style-name="RUP_20_Tabela">
      <style:paragraph-properties fo:keep-together="always" fo:keep-with-next="always"/>
      <style:text-properties fo:language="pt" fo:country="BR"/>
    </style:style>
    <style:style style:name="P4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0" style:family="paragraph" style:parent-style-name="Footer">
      <style:paragraph-properties>
        <style:tab-stops/>
      </style:paragraph-properties>
    </style:style>
    <style:style style:name="P51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52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53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5" style:family="paragraph" style:parent-style-name="RUP_20_Instruções">
      <style:paragraph-properties fo:margin-left="0.6665in" fo:margin-right="0in" fo:margin-top="0in" fo:margin-bottom="0in" fo:text-indent="0in" style:auto-text-indent="false"/>
      <style:text-properties fo:color="#008000" fo:font-size="10pt" style:font-size-asian="10pt"/>
    </style:style>
    <style:style style:name="P56" style:family="paragraph" style:parent-style-name="Corpo_20_de_20_texto_20_2">
      <style:paragraph-properties fo:margin-left="0.6665in" fo:margin-right="0in" fo:margin-top="0in" fo:margin-bottom="0in" fo:line-height="100%" fo:text-align="justify" style:justify-single-word="false" fo:text-indent="0in" style:auto-text-indent="false"/>
    </style:style>
    <style:style style:name="P57" style:family="paragraph" style:parent-style-name="Com_20_marcadores">
      <style:paragraph-properties fo:line-height="150%"/>
    </style:style>
    <style:style style:name="P58" style:family="paragraph" style:parent-style-name="Com_20_marcadores">
      <style:paragraph-properties fo:line-height="150%">
        <style:tab-stops>
          <style:tab-stop style:position="0.5835in"/>
          <style:tab-stop style:position="0.8335in"/>
        </style:tab-stops>
      </style:paragraph-properties>
    </style:style>
    <style:style style:name="P59" style:family="paragraph" style:parent-style-name="Com_20_marcadores">
      <style:paragraph-properties fo:margin-left="0.5827in" fo:margin-right="0in" fo:text-indent="0in" style:auto-text-indent="false"/>
    </style:style>
    <style:style style:name="P60" style:family="paragraph" style:parent-style-name="Com_20_marcadores">
      <style:paragraph-properties fo:margin-left="0.5827in" fo:margin-right="0in" fo:line-height="150%" fo:text-indent="0.2508in" style:auto-text-indent="false">
        <style:tab-stops>
          <style:tab-stop style:position="0.5835in"/>
          <style:tab-stop style:position="0.8335in"/>
        </style:tab-stops>
      </style:paragraph-properties>
    </style:style>
    <style:style style:name="P61" style:family="paragraph" style:parent-style-name="Text_20_body">
      <style:paragraph-properties fo:margin-left="0.666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62" style:family="paragraph" style:parent-style-name="Text_20_body">
      <style:paragraph-properties fo:margin-left="0.666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63" style:family="paragraph" style:parent-style-name="Text_20_body">
      <style:paragraph-properties fo:margin-left="0.6654in" fo:margin-right="0in" fo:margin-top="0in" fo:margin-bottom="0in" fo:text-indent="0in" style:auto-text-indent="false"/>
      <style:text-properties style:font-name="Arial" fo:font-size="10pt" fo:language="pt" fo:country="BR" style:font-size-asian="10pt" style:font-name-complex="Arial"/>
    </style:style>
    <style:style style:name="P64" style:family="paragraph" style:parent-style-name="Text_20_body">
      <style:paragraph-properties fo:margin-left="0.6654in" fo:margin-right="0in" fo:margin-top="0in" fo:margin-bottom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65" style:family="paragraph" style:parent-style-name="Text_20_body">
      <style:paragraph-properties fo:margin-left="0.3335in" fo:margin-right="0in" fo:text-indent="0in" style:auto-text-indent="false"/>
      <style:text-properties style:font-name="Arial" fo:font-size="10pt" style:font-size-asian="10pt" style:font-name-complex="Arial"/>
    </style:style>
    <style:style style:name="P66" style:family="paragraph" style:parent-style-name="Text_20_body">
      <style:paragraph-properties fo:margin-left="0.333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67" style:family="paragraph" style:parent-style-name="Text_20_body">
      <style:paragraph-properties fo:margin-left="0.333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68" style:family="paragraph" style:parent-style-name="Text_20_body">
      <style:paragraph-properties fo:margin-left="0.333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69" style:family="paragraph" style:parent-style-name="Text_20_body">
      <style:paragraph-properties fo:margin-left="0.3346in" fo:margin-right="0in" fo:margin-top="0in" fo:margin-bottom="0in" fo:text-indent="0in" style:auto-text-indent="false"/>
      <style:text-properties style:font-name="Arial" fo:font-size="10pt" fo:language="pt" fo:country="BR" style:font-size-asian="10pt" style:font-name-complex="Arial"/>
    </style:style>
    <style:style style:name="P70" style:family="paragraph" style:parent-style-name="Text_20_body">
      <style:paragraph-properties fo:margin-left="0.2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71" style:family="paragraph" style:parent-style-name="Text_20_body">
      <style:paragraph-properties fo:margin-top="0in" fo:margin-bottom="0in"/>
      <style:text-properties fo:language="pt" fo:country="BR"/>
    </style:style>
    <style:style style:name="P72" style:family="paragraph">
      <style:paragraph-properties style:writing-mode="lr-tb"/>
    </style:style>
    <style:style style:name="T1" style:family="text">
      <style:text-properties fo:language="pt" fo:country="BR"/>
    </style:style>
    <style:style style:name="T2" style:family="text">
      <style:text-properties fo:font-size="16pt" fo:language="pt" fo:country="BR" fo:font-weight="normal" style:font-size-asian="16pt" style:font-weight-asian="normal" style:font-size-complex="16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anguage="pt" fo:country="BR" fo:font-weight="normal" style:font-size-asian="10pt" style:language-asian="none" style:country-asian="none" style:font-weight-asian="normal"/>
    </style:style>
    <style:style style:name="T6" style:family="text">
      <style:text-properties fo:font-size="10pt" fo:language="pt" fo:country="BR" fo:font-weight="normal" style:font-size-asian="10pt" style:language-asian="none" style:country-asian="none" style:font-weight-asian="normal" style:font-name-complex="Arial"/>
    </style:style>
    <style:style style:name="T7" style:family="text">
      <style:text-properties fo:font-size="10pt" fo:language="none" fo:country="none" style:font-size-asian="10pt" style:language-asian="none" style:country-asian="none"/>
    </style:style>
    <style:style style:name="T8" style:family="text">
      <style:text-properties fo:color="#008000" fo:font-size="10pt" fo:language="pt" fo:country="BR" style:font-size-asian="10pt"/>
    </style:style>
    <style:style style:name="T9" style:family="text">
      <style:text-properties fo:color="#008000" fo:font-size="10pt" fo:language="pt" fo:country="BR" style:font-size-asian="10pt" style:language-asian="none" style:country-asian="none"/>
    </style:style>
    <style:style style:name="T10" style:family="text">
      <style:text-properties fo:color="#008000" fo:font-size="10pt" fo:language="pt" fo:country="BR" fo:font-weight="normal" style:font-size-asian="10pt" style:font-weight-asian="normal"/>
    </style:style>
    <style:style style:name="T11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12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3" style:family="text">
      <style:text-properties fo:color="#008000" fo:language="pt" fo:country="BR"/>
    </style:style>
    <style:style style:name="T14" style:family="text">
      <style:text-properties style:font-name="Arial" fo:font-size="10pt" fo:font-weight="bold" style:font-size-asian="10pt" style:font-weight-asian="bold" style:font-name-complex="Arial" style:font-size-complex="10pt" style:font-style-complex="italic"/>
    </style:style>
    <style:style style:name="T15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0pt" style:font-size-asian="10pt" style:font-name-complex="Arial" style:font-size-complex="10pt"/>
    </style:style>
    <style:style style:name="T17" style:family="text">
      <style:text-properties style:font-name="Arial" fo:font-size="10pt" style:font-size-asian="10pt" style:font-name-complex="Arial" style:font-size-complex="10pt" style:font-style-complex="italic"/>
    </style:style>
    <style:style style:name="T18" style:family="text">
      <style:text-properties fo:color="#000000" style:font-name="Wingdings" fo:font-size="10pt" style:font-size-asian="10pt"/>
    </style:style>
    <style:style style:name="T19" style:family="text">
      <style:text-properties fo:color="#000000" style:font-name="Arial" fo:font-size="10pt" style:font-size-asian="10pt" style:font-name-complex="Arial"/>
    </style:style>
    <style:style style:name="T20" style:family="text">
      <style:text-properties fo:color="#000000" fo:font-size="10pt" fo:language="pt" fo:country="BR" fo:font-weight="normal" style:font-size-asian="10pt" style:language-asian="none" style:country-asian="none" style:font-weight-asian="normal"/>
    </style:style>
    <style:style style:name="T21" style:family="text">
      <style:text-properties fo:language="none" fo:country="none"/>
    </style:style>
    <style:style style:name="T22" style:family="text">
      <style:text-properties fo:font-size="9pt" style:font-size-asian="9pt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ccffcc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fo:margin-left="0.0457in" fo:margin-right="0.3146in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9"/>
      <text:p text:style-name="P9"/>
      <text:p text:style-name="P9"/>
      <text:p text:style-name="P21"/>
      <text:p text:style-name="P10">Relatório de Avaliação do Projeto</text:p>
      <text:p text:style-name="P29"/>
      <text:p text:style-name="P22"/>
      <text:p text:style-name="P22"/>
      <text:p text:style-name="P22"/>
      <text:p text:style-name="P22"/>
      <text:p text:style-name="P10">Nome do Projeto - Versão 9.9</text:p>
      <text:p text:style-name="P15">Nome do Módulo - Release 9.9</text:p>
      <text:p text:style-name="P22"/>
      <text:p text:style-name="P22"/>
      <text:p text:style-name="P22"/>
      <text:p text:style-name="P22"/>
      <text:p text:style-name="P22"/>
      <text:p text:style-name="P14"><text:span text:style-name="T2">Versão do Documento:</text:span><text:span text:style-name="T3"> 9.9</text:span></text:p>
      <text:p text:style-name="P22"/>
      <text:p text:style-name="P22"/>
      <text:p text:style-name="P22"/>
      <text:p text:style-name="P16"/>
      <text:p text:style-name="P11"/>
      <text:section text:style-name="Sect2" text:name="Seção1">
        <text:p text:style-name="P23"/>
      </text:section>
      <text:section text:style-name="Sect3" text:name="Seção2">
        <text:p text:style-name="P24"/>
        <text:p text:style-name="P30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0">Data</text:p>
            </table:table-cell>
            <table:table-cell table:style-name="Tabela1.A1" office:value-type="string">
              <text:p text:style-name="P46">Versão do Documento</text:p>
            </table:table-cell>
            <table:table-cell table:style-name="Tabela1.A1" office:value-type="string">
              <text:p text:style-name="P40">Descrição</text:p>
            </table:table-cell>
            <table:table-cell table:style-name="Tabela1.D1" office:value-type="string">
              <text:p text:style-name="P40">Autor</text:p>
            </table:table-cell>
          </table:table-row>
          <table:table-row table:style-name="Tabela1.1">
            <table:table-cell table:style-name="Tabela1.A2" office:value-type="string">
              <text:p text:style-name="P42">99/99/9999</text:p>
            </table:table-cell>
            <table:table-cell table:style-name="Tabela1.A2" office:value-type="string">
              <text:p text:style-name="P42">9.9</text:p>
            </table:table-cell>
            <table:table-cell table:style-name="Tabela1.A2" office:value-type="string">
              <text:p text:style-name="P44">Descrição da atividade realizada no documento.</text:p>
            </table:table-cell>
            <table:table-cell table:style-name="Tabela1.D2" office:value-type="string">
              <text:p text:style-name="P42">Nome do(s) Analista(s)</text:p>
            </table:table-cell>
          </table:table-row>
          <table:table-row table:style-name="Tabela1.1">
            <table:table-cell table:style-name="Tabela1.A2" office:value-type="string">
              <text:p text:style-name="P45"/>
              <text:p text:style-name="P41"/>
            </table:table-cell>
            <table:table-cell table:style-name="Tabela1.A2" office:value-type="string">
              <text:p text:style-name="P42"/>
            </table:table-cell>
            <table:table-cell table:style-name="Tabela1.A2" office:value-type="string">
              <text:p text:style-name="P42"/>
            </table:table-cell>
            <table:table-cell table:style-name="Tabela1.D2" office:value-type="string">
              <text:p text:style-name="P42"/>
            </table:table-cell>
          </table:table-row>
          <table:table-row table:style-name="Tabela1.1">
            <table:table-cell table:style-name="Tabela1.A2" office:value-type="string">
              <text:p text:style-name="P45"/>
              <text:p text:style-name="P41"/>
            </table:table-cell>
            <table:table-cell table:style-name="Tabela1.A2" office:value-type="string">
              <text:p text:style-name="P42"/>
            </table:table-cell>
            <table:table-cell table:style-name="Tabela1.A2" office:value-type="string">
              <text:p text:style-name="P42"/>
            </table:table-cell>
            <table:table-cell table:style-name="Tabela1.D2" office:value-type="string">
              <text:p text:style-name="P42"/>
            </table:table-cell>
          </table:table-row>
        </table:table>
        <text:p text:style-name="Standard"/>
        <text:p text:style-name="Standard"/>
        <text:p text:style-name="P12"><text:span text:style-name="T8">Obs.:</text:span><text:span text:style-name="T10"> </text:span></text:p>
        <text:p text:style-name="P13"/>
        <text:p text:style-name="P12"><text:span text:style-name="T10">1- Na Capa deste documento deverá constar a versão do Projeto, a release (versão do módulo) e a versão deste Documento. E nesta página, deverá constar a </text:span><text:span text:style-name="T11">versão do documento</text:span><text:span text:style-name="T10">.</text:span></text:p>
        <text:p text:style-name="P25"/>
        <text:p text:style-name="P12"><text:span text:style-name="T12"></text:span><text:span text:style-name="T10"> Retirar esta observação no documento oficial.</text:span><text:span text:style-name="T13"> </text:span></text:p>
        <text:p text:style-name="Standard"/>
        <text:p text:style-name="P17">Sumário</text:p>
        <text:p text:style-name="P26"/>
        <text:p text:style-name="P26"/>
        <text:table-of-content text:style-name="Sect1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3335in" style:leader-char=" " style:with-tab="false"/>
              <text:index-entry-tab-stop style:type="left" style:position="6.3264in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6.6409in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5835in" style:leader-char=" " style:with-tab="false"/>
              <text:index-entry-tab-stop style:type="left" style:position="6.3335in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4.9236in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36"><text:a xlink:type="simple" xlink:href="#1.Introdução|outline">1.Introdução<text:tab/>4</text:a></text:p>
            <text:p text:style-name="P35"><text:a xlink:type="simple" xlink:href="#1.1.1.Propósito|outline">1.1.1Propósito<text:tab/>4</text:a></text:p>
            <text:p text:style-name="P35"><text:a xlink:type="simple" xlink:href="#1.1.2.Escopo|outline">1.1.2Escopo<text:tab/>4</text:a></text:p>
            <text:p text:style-name="P35"><text:a xlink:type="simple" xlink:href="#1.1.3.Definições e Acronismos|outline">1.1.3Definições e Acronismos<text:tab/>4</text:a></text:p>
            <text:p text:style-name="P35"><text:a xlink:type="simple" xlink:href="#1.1.4.Suposições|outline">1.1.4Suposições<text:tab/>4</text:a></text:p>
            <text:p text:style-name="P35"><text:a xlink:type="simple" xlink:href="#1.1.5.Dependências|outline">1.1.5Dependências<text:tab/>4</text:a></text:p>
            <text:p text:style-name="P35"><text:a xlink:type="simple" xlink:href="#1.1.6.Documentos Relacionados|outline">1.1.6Documentos Relacionados<text:tab/>6</text:a></text:p>
            <text:p text:style-name="P36"><text:a xlink:type="simple" xlink:href="#2.Resumo da Tarefa|outline">2.Resumo da Tarefa<text:tab/>6</text:a></text:p>
            <text:p text:style-name="P36"><text:a xlink:type="simple" xlink:href="#3.Realização da Tarefa|outline">3.Realização da Tarefa<text:tab/>6</text:a></text:p>
            <text:p text:style-name="P36"><text:a xlink:type="simple" xlink:href="#4.Avaliação da Qualidade|outline">4.Avaliação da Qualidade<text:tab/>6</text:a></text:p>
            <text:p text:style-name="P36"><text:a xlink:type="simple" xlink:href="#5.Atuação da Equipe|outline">5.Atuação da Equipe<text:tab/>7</text:a></text:p>
            <text:p text:style-name="P36"><text:a xlink:type="simple" xlink:href="#6.Satisfação do Cliente|outline">6.Satisfação do Cliente<text:tab/>7</text:a></text:p>
            <text:p text:style-name="P36"><text:a xlink:type="simple" xlink:href="#7.Lições Aprendidas|outline">7.Lições Aprendidas<text:tab/>7</text:a></text:p>
            <text:p text:style-name="P36"><text:a xlink:type="simple" xlink:href="#8.Assinaturas|outline">8.Assinaturas<text:tab/>8</text:a></text:p>
          </text:index-body>
        </text:table-of-content>
        <text:p text:style-name="P18">Relatório de Avaliação do Projeto</text:p>
        <text:p text:style-name="P27"><draw:frame draw:style-name="fr1" draw:name="Quadro1" text:anchor-type="char" svg:x="-0.0102in" svg:y="0.1366in" svg:width="6.4374in" svg:height="0.961in" draw:z-index="4"><draw:text-box><text:p text:style-name="Standard"><text:span text:style-name="T14">Instruções:</text:span><text:span text:style-name="T17"> </text:span><text:span text:style-name="T16">Dentro de cada seção estão os sentidos e como preencher. Suprima estas instruções quando a informação específica do projeto for adicionada. Atualize o índice de cada seção às necessidades particulares do projeto. Se nenhuma informação se aplicar a uma seção particular, introduza a seguinte sentença abaixo dessa seção junto com a razão apropriada para a exclusão: <text:s/>"Não aplicável para este projeto.” <text:s text:c="2"/></text:span><text:span text:style-name="T18"></text:span><text:span text:style-name="T19"> Retirar esta observação no documento oficial.</text:span></text:p></draw:text-box></draw:frame></text:p>
        <text:p text:style-name="P26"/>
        <text:p text:style-name="P26"/>
        <text:p text:style-name="P26"/>
        <text:p text:style-name="P26"/>
        <text:p text:style-name="P21"/>
        <text:list xml:id="list30534235" text:style-name="WW8Num25">
          <text:list-item>
            <text:h text:style-name="P1" text:outline-level="1">Introdução</text:h>
            <text:list>
              <text:list-item>
                <text:list>
                  <text:list-item>
                    <text:h text:style-name="P37" text:outline-level="3">Propósito</text:h>
                  </text:list-item>
                </text:list>
              </text:list-item>
            </text:list>
          </text:list-item>
        </text:list>
        <text:p text:style-name="Standard"/>
        <text:p text:style-name="P62">Insira uma breve descrição do propósito deste documento. Descreva o planejamento da audiência.</text:p>
        <text:h text:style-name="P34" text:outline-level="6">Exemplo:</text:h>
        <text:p text:style-name="Standard"/>
        <text:p text:style-name="P56"><text:span text:style-name="T16">[Este documento registra a visão da equipe do cliente e da CTIS-ANCINE de todas as atribuições. Ele é planejado </text:span><text:span text:style-name="T15">apenas para uso interno da CTIS</text:span><text:span text:style-name="T16">. Se uma cópia for fornecida ao cliente então seu conteúdo deve ser revisado com &lt;nomes individuais ou do grupo&gt; para aprovação antes da liberação.]</text:span></text:p>
        <text:p text:style-name="P28"/>
        <text:list xml:id="list30554666" text:continue-numbering="true" text:style-name="WW8Num25">
          <text:list-item>
            <text:list>
              <text:list-item>
                <text:list>
                  <text:list-item>
                    <text:h text:style-name="P37" text:outline-level="3">Escopo</text:h>
                  </text:list-item>
                </text:list>
              </text:list-item>
            </text:list>
          </text:list-item>
        </text:list>
        <text:p text:style-name="P28"/>
        <text:p text:style-name="P62">Qual o escopo da avaliação? Qual o pessoal do cliente que participou da avaliação? Que aspectos importantes da atribuição foram revisados e quais foram aceitos sem discussão?</text:p>
        <text:p text:style-name="P63"/>
        <text:list xml:id="list30570043" text:continue-numbering="true" text:style-name="WW8Num25">
          <text:list-item>
            <text:list>
              <text:list-item>
                <text:list>
                  <text:list-item>
                    <text:h text:style-name="P37" text:outline-level="3">Definições e Acronismos</text:h>
                  </text:list-item>
                </text:list>
              </text:list-item>
            </text:list>
          </text:list-item>
        </text:list>
        <text:p text:style-name="Standard"/>
        <text:p text:style-name="P63">Insira a lista de definições e acronismos usada na preparação deste documento.</text:p>
        <text:p text:style-name="P63"/>
        <text:p text:style-name="P63"/>
        <text:list xml:id="list30564535" text:continue-numbering="true" text:style-name="WW8Num25">
          <text:list-item>
            <text:list>
              <text:list-item>
                <text:list>
                  <text:list-item>
                    <text:h text:style-name="P38" text:outline-level="3">Suposições</text:h>
                  </text:list-item>
                </text:list>
              </text:list-item>
            </text:list>
          </text:list-item>
        </text:list>
        <text:p text:style-name="P31"/>
        <text:p text:style-name="P61">Que suposições foram feitas na produção deste documento?</text:p>
        <text:p text:style-name="P63"/>
        <text:list xml:id="list30574506" text:continue-numbering="true" text:style-name="WW8Num25">
          <text:list-item>
            <text:list>
              <text:list-item>
                <text:list>
                  <text:list-item>
                    <text:h text:style-name="P38" text:outline-level="3">Dependências</text:h>
                  </text:list-item>
                </text:list>
              </text:list-item>
            </text:list>
          </text:list-item>
        </text:list>
        <text:p text:style-name="P31"/>
        <text:p text:style-name="P61">Estabeleça qualquer dependência com outros documentos, sistemas, aplicações, pessoas, etc.</text:p>
        <text:p text:style-name="P63"/>
        <text:list xml:id="list30562381" text:continue-numbering="true" text:style-name="WW8Num25">
          <text:list-item>
            <text:list>
              <text:list-item>
                <text:list>
                  <text:list-item>
                    <text:h text:style-name="P39" text:outline-level="3">Documentos Relacionados</text:h>
                  </text:list-item>
                </text:list>
              </text:list-item>
            </text:list>
          </text:list-item>
        </text:list>
        <text:p text:style-name="P31"/>
        <text:p text:style-name="P62">Listar quaisquer outros documentos ou produtos que tenham sido especificados. De uma identificação clara dos documentos ou produtos e versões.</text:p>
        <text:p text:style-name="P64"/>
        <text:list xml:id="list30567392" text:continue-numbering="true" text:style-name="WW8Num25">
          <text:list-item>
            <text:h text:style-name="P2" text:outline-level="1">Resumo da Tarefa</text:h>
          </text:list-item>
        </text:list>
        <text:p text:style-name="P55"/>
        <text:p text:style-name="P66">Provê uma descrição sumária da tarefa.</text:p>
        <text:p text:style-name="P64"/>
        <text:list xml:id="list30564076" text:continue-numbering="true" text:style-name="WW8Num25">
          <text:list-item>
            <text:h text:style-name="P2" text:outline-level="1">Realização da Tarefa</text:h>
          </text:list-item>
        </text:list>
        <text:p text:style-name="P55"/>
        <text:p text:style-name="P66">Resuma a realização da tarefa incluindo: </text:p>
        <text:list xml:id="list30564099" text:style-name="WW8Num1">
          <text:list-item>
            <text:p text:style-name="Com_20_marcadores">Estimativa de homens dia x homens dia realizado.</text:p>
          </text:list-item>
          <text:list-item>
            <text:p text:style-name="Com_20_marcadores">Como as estimativas foram derivadas.</text:p>
          </text:list-item>
          <text:list-item>
            <text:p text:style-name="Com_20_marcadores">Resuma os aspectos financeiros da tarefa.</text:p>
          </text:list-item>
          <text:list-item>
            <text:p text:style-name="Com_20_marcadores">O que foi faturado?</text:p>
          </text:list-item>
          <text:list-item>
            <text:p text:style-name="Com_20_marcadores">A que taxas?</text:p>
          </text:list-item>
          <text:list-item>
            <text:p text:style-name="Com_20_marcadores">Quais são os custos das taxas individualmente usadas?</text:p>
          </text:list-item>
          <text:list-item>
            <text:p text:style-name="Com_20_marcadores">Quais foram às vantagens?</text:p>
            <text:p text:style-name="P59"/>
          </text:list-item>
        </text:list>
        <text:p text:style-name="P67">Se esta versão for para distribuição aos clientes, só cobra o faturado. Os outros detalhes são para uso interno somente.</text:p>
        <text:p text:style-name="P66">Os critérios de aceitação técnica foram alcançados? Senão, por quê?</text:p>
        <text:p text:style-name="P65"/>
        <text:list xml:id="list30573039" text:continue-list="list30564076" text:style-name="WW8Num25">
          <text:list-item>
            <text:h text:style-name="P1" text:outline-level="1">Avaliação da Qualidade</text:h>
          </text:list-item>
        </text:list>
        <text:p text:style-name="P55"/>
        <text:p text:style-name="P66">Estabeleça a avaliação da qualidade do cliente dos produtos. </text:p>
        <text:p text:style-name="P69"/>
        <text:list xml:id="list30561312" text:continue-numbering="true" text:style-name="WW8Num25">
          <text:list-item>
            <text:h text:style-name="P3" text:outline-level="1">Atuação da Equipe</text:h>
          </text:list-item>
        </text:list>
        <text:p text:style-name="P55"/>
        <text:p text:style-name="P70"><text:s/>Faça uma avaliação da atuação do pessoal da STI-Ancine envolvido.</text:p>
        <text:list xml:id="list30563541" text:continue-list="list30564099" text:style-name="WW8Num1">
          <text:list-item>
            <text:p text:style-name="P58">Qual a visão geral da atuação da equipe?</text:p>
          </text:list-item>
          <text:list-item>
            <text:p text:style-name="P58">A atuação individual de qualquer um merece reconhecimento?</text:p>
          </text:list-item>
          <text:list-item>
            <text:p text:style-name="P58">Existe alguma área p/melhoria, por exemplo, relacionado com o cliente, atitudes do </text:p>
            <text:p text:style-name="P60">pessoal ou atuação?</text:p>
          </text:list-item>
        </text:list>
        <text:p text:style-name="P69"/>
        <text:p text:style-name="P66">Inclua a visão do cliente quando avaliado.</text:p>
        <text:p text:style-name="P66"/>
        <text:list xml:id="list30568968" text:continue-list="list30561312" text:style-name="WW8Num25">
          <text:list-item>
            <text:h text:style-name="P2" text:outline-level="1">Satisfação do Cliente</text:h>
          </text:list-item>
        </text:list>
        <text:p text:style-name="P71"/>
        <text:p text:style-name="P67">Resuma a satisfação do cliente. Inclua qualquer comunicação do cliente expressando apreciação. O cliente concordará em ser um local de referência? (citado como) Que outras oportunidades foram identificadas, por exemplo, futuras ampliações, modificações adiadas, ou outros projetos?</text:p>
        <text:p text:style-name="P66">Avalie de forma geral o cliente.</text:p>
        <text:list xml:id="list30563559" text:continue-list="list30563541" text:style-name="WW8Num1">
          <text:list-item>
            <text:p text:style-name="P57">Eles cumpriram suas responsabilidades a tempo? Com qual qualidade?</text:p>
          </text:list-item>
          <text:list-item>
            <text:p text:style-name="P57">Eles foram fáceis de se trabalhar?</text:p>
          </text:list-item>
          <text:list-item>
            <text:p text:style-name="P57">Onde estão nossos níveis de contato?</text:p>
          </text:list-item>
          <text:list-item>
            <text:p text:style-name="P57">Nós temos algum resultado?</text:p>
          </text:list-item>
        </text:list>
        <text:p text:style-name="P66"/>
        <text:list xml:id="list30552985" text:continue-list="list30568968" text:style-name="WW8Num25">
          <text:list-item>
            <text:h text:style-name="P2" text:outline-level="1">Lições Aprendidas</text:h>
          </text:list-item>
        </text:list>
        <text:p text:style-name="P71"/>
        <text:p text:style-name="P32">Provê detalhes de quaisquer lições aprendidas. Inclua áreas como qualidade dos produtos, resultados financeiros, metodologia, controle de projeto, resultados técnicos etc. como apropriado. Provê recomendações para futuras tarefas similares.</text:p>
        <text:list xml:id="list30565767" text:continue-numbering="true" text:style-name="WW8Num25">
          <text:list-item>
            <text:h text:style-name="P3" text:outline-level="1">Assinaturas</text:h>
          </text:list-item>
        </text:list>
        <text:p text:style-name="Standard"/>
        <text:p text:style-name="P19"><text:span text:style-name="T5">Os abaixo assinados estão de acordo com o conteúdo do documento “</text:span><text:span text:style-name="T6">Relatório de Avaliação do Projeto</text:span><text:span text:style-name="T5">”, do Sistema &lt;</text:span><text:span text:style-name="T9">Nome do Sistema</text:span><text:span text:style-name="T5">&gt;, versão </text:span><text:span text:style-name="T9">9.9</text:span><text:span text:style-name="T20">,</text:span><text:span text:style-name="T9"> Módulo </text:span><text:span text:style-name="T5">&lt;</text:span><text:span text:style-name="T9">Nome do Módulo – apenas se o Sistema estiver repartido em Módulos</text:span><text:span text:style-name="T5">&gt;, release </text:span><text:span text:style-name="T9">9.9</text:span><text:span text:style-name="T20"> &lt;Nº. da versão do módulo&gt;</text:span><text:span text:style-name="T5">.</text:span></text:p>
        <text:p text:style-name="Standard"/>
        <text:p text:style-name="RUP_20_Corpo_20_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48"/>
              <text:p text:style-name="P47">Data: ___/___/_____</text:p>
              <text:p text:style-name="P47"/>
              <text:p text:style-name="P47"/>
              <text:p text:style-name="P49"/>
            </table:table-cell>
            <table:table-cell table:style-name="Tabela2.A1" office:value-type="string">
              <text:p text:style-name="P48"/>
              <text:p text:style-name="P47">Data: ___/___/_____</text:p>
              <text:p text:style-name="P47"/>
              <text:p text:style-name="P47"/>
              <text:p text:style-name="P49"/>
            </table:table-cell>
          </table:table-row>
          <table:table-row table:style-name="Tabela2.2">
            <table:table-cell table:style-name="Tabela2.A1" office:value-type="string">
              <text:p text:style-name="P54">Nome Completo</text:p>
              <text:p text:style-name="P43">Cargo</text:p>
              <text:p text:style-name="P43">Sigla da Superintendência</text:p>
            </table:table-cell>
            <table:table-cell table:style-name="Tabela2.A1" office:value-type="string">
              <text:p text:style-name="P54">Nome Completo</text:p>
              <text:p text:style-name="P43">Cargo</text:p>
              <text:p text:style-name="P43">Sigla da Superintendência</text:p>
            </table:table-cell>
          </table:table-row>
        </table:table>
        <text:p text:style-name="RUP_20_Corpo_20_1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48"/>
              <text:p text:style-name="P47">Data: ___/___/_____</text:p>
              <text:p text:style-name="P47"/>
              <text:p text:style-name="P47"/>
              <text:p text:style-name="P49"/>
            </table:table-cell>
            <table:table-cell table:style-name="Tabela3.A1" office:value-type="string">
              <text:p text:style-name="P48"/>
              <text:p text:style-name="P47">Data: ___/___/_____</text:p>
              <text:p text:style-name="P47"/>
              <text:p text:style-name="P47"/>
              <text:p text:style-name="P49"/>
            </table:table-cell>
          </table:table-row>
          <table:table-row table:style-name="Tabela3.2">
            <table:table-cell table:style-name="Tabela3.A1" office:value-type="string">
              <text:p text:style-name="P54">Nome Completo</text:p>
              <text:p text:style-name="P43">Cargo</text:p>
              <text:p text:style-name="P43">Sigla da Superintendência</text:p>
            </table:table-cell>
            <table:table-cell table:style-name="Tabela3.A1" office:value-type="string">
              <text:p text:style-name="P54">Nome Completo</text:p>
              <text:p text:style-name="P43">Cargo</text:p>
              <text:p text:style-name="P43">Sigla da Superintendência</text:p>
            </table:table-cell>
          </table:table-row>
        </table:table>
        <text:p text:style-name="Standard"/>
        <text:p text:style-name="P33"/>
        <text:p text:style-name="P6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>
        <style:tab-stops>
          <style:tab-stop style:position="0.3335in"/>
          <style:tab-stop style:position="6.3264in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335in" fo:margin-right="0in" fo:margin-top="0.0835in" fo:margin-bottom="0in" fo:text-indent="0in" style:auto-text-indent="false">
        <style:tab-stops>
          <style:tab-stop style:position="6.6409in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0.5835in"/>
          <style:tab-stop style:position="6.3335in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6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6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6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in" fo:margin-bottom="0.0835in" fo:line-height="200%"/>
    </style:style>
    <style:style style:name="Com_20_marcadores_20_2" style:display-name="Com marcadores 2" style:family="paragraph" style:parent-style-name="Standard" style:list-style-name="WW8Num26">
      <style:paragraph-properties fo:margin-top="0in" fo:margin-bottom="0.1665in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>
      <style:paragraph-properties fo:margin-top="0.0835in" fo:margin-bottom="0.0835in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0.5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" style:list-style-name="WW8StyleNum1">
      <style:paragraph-properties fo:margin-left="1.0835in" fo:margin-right="0in" fo:text-indent="-0.25in" style:auto-text-indent="false"/>
      <style:text-properties style:font-name="Arial" fo:language="en" fo:country="US" style:font-size-complex="10pt"/>
    </style:style>
    <style:style style:name="Com_20_marcadores" style:display-name="Com marcadores" style:family="paragraph" style:parent-style-name="Standard" style:list-style-name="WW8Num1">
      <style:paragraph-properties fo:margin-left="0.3346in" fo:margin-right="0in" fo:text-indent="0.248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20z0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Wingdings" fo:font-size="8pt" style:font-size-asian="8pt" style:font-size-complex="8pt"/>
    </style:style>
    <style:style style:name="WW8Num31z1" style:family="text">
      <style:text-properties fo:font-size="8pt" style:font-size-asian="8pt" style:font-size-complex="8pt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8Num32z0" style:family="text">
      <style:text-properties style:font-name="Times New Roman" fo:font-size="12pt" style:font-size-asian="12pt" style:font-name-complex="Times New Roman"/>
    </style:style>
    <style:style style:name="WW8Num34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format="1" text:start-value="4" text:display-levels="2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043in" fo:text-indent="-0.2709in" fo:margin-left="1.104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8335in" fo:text-indent="-1in" fo:margin-left="1.833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8335in" fo:text-indent="-1in" fo:margin-left="1.833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0835in" fo:text-indent="-1.25in" fo:margin-left="2.083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0835in" fo:text-indent="-1.25in" fo:margin-left="2.0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41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335in" fo:text-indent="-0.1252in" fo:margin-left="1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335in" fo:text-indent="-0.1252in" fo:margin-left="3.3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335in" fo:text-indent="-0.25in" fo:margin-left="3.83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335in" fo:text-indent="-0.25in" fo:margin-left="4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335in" fo:text-indent="-0.1252in" fo:margin-left="4.8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5.0417in" fo:text-indent="-0.25in" fo:margin-left="5.0417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5417in" fo:text-indent="-0.25in" fo:margin-left="5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2z0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4" style:family="table">
      <style:table-properties style:width="6.4833in" fo:margin-left="-0.075in" table:align="left" style:writing-mode="lr-tb"/>
    </style:style>
    <style:style style:name="Tabela4.A" style:family="table-column">
      <style:table-column-properties style:column-width="3.2403in"/>
    </style:style>
    <style:style style:name="Tabela4.B" style:family="table-column">
      <style:table-column-properties style:column-width="3.2431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4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15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do Projeto - Rel. de Avaliação do Projeto</text:span><text:span text:style-name="Page_20_Number"><text:span text:style-name="MT3"><text:tab/></text:span></text:span><text:span text:style-name="Page_20_Number"><text:span text:style-name="MT2">mds - rap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10:43:31.19</meta:creation-date>
    <meta:editing-cycles>2</meta:editing-cycles>
    <meta:editing-duration>PT00H00M54S</meta:editing-duration>
    <meta:initial-creator>Lena Lúcia de Moraes</meta:initial-creator>
    <meta:generator>BrOffice.org/3.0$Win32 OpenOffice.org_project/300m9$Build-9358</meta:generator>
    <meta:document-statistic meta:table-count="4" meta:image-count="2" meta:object-count="0" meta:page-count="7" meta:paragraph-count="103" meta:word-count="722" meta:character-count="5064"/>
    <dc:date>2010-02-26T10:44:24.77</dc:date>
    <dc:creator>Lena Lúcia de Moraes</dc:creator>
  </office:meta>
</office:document-meta>
</file>